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s" fo:country="CR" fo:font-style="italic" fo:font-weight="bold" officeooo:rsid="000777fd" officeooo:paragraph-rsid="000777fd" style:font-size-asian="14pt" style:font-style-asian="italic" style:font-weight-asian="bold" style:font-size-complex="14pt" style:font-style-complex="italic" style:font-weight-complex="bold"/>
    </style:style>
    <style:style style:name="P2" style:family="paragraph" style:parent-style-name="Standard">
      <style:text-properties fo:language="es" fo:country="CR" fo:font-weight="bold" officeooo:rsid="000777fd" officeooo:paragraph-rsid="000777fd" style:font-weight-asian="bold" style:font-weight-complex="bold"/>
    </style:style>
    <style:style style:name="P3" style:family="paragraph" style:parent-style-name="Standard" style:list-style-name="L2">
      <style:text-properties fo:language="es" fo:country="CR" officeooo:rsid="000777fd" officeooo:paragraph-rsid="000777fd"/>
    </style:style>
    <style:style style:name="P4" style:family="paragraph" style:parent-style-name="Standard">
      <style:text-properties fo:language="es" fo:country="CR" officeooo:rsid="000777fd" officeooo:paragraph-rsid="000777fd"/>
    </style:style>
    <style:style style:name="P5" style:family="paragraph" style:parent-style-name="Standard" style:list-style-name="L4">
      <style:text-properties fo:language="es" fo:country="CR" officeooo:rsid="000777fd" officeooo:paragraph-rsid="000777fd"/>
    </style:style>
    <style:style style:name="P6" style:family="paragraph" style:parent-style-name="Standard" style:list-style-name="L4">
      <style:text-properties fo:language="es" fo:country="CR" fo:font-style="italic" style:text-underline-style="solid" style:text-underline-width="auto" style:text-underline-color="font-color" officeooo:rsid="0007a667" officeooo:paragraph-rsid="0007a667" style:font-style-asian="italic" style:font-style-complex="italic"/>
    </style:style>
    <style:style style:name="P7" style:family="paragraph" style:parent-style-name="Standard" style:list-style-name="L4">
      <style:text-properties fo:language="es" fo:country="CR" fo:font-style="italic" style:text-underline-style="solid" style:text-underline-width="auto" style:text-underline-color="font-color" officeooo:rsid="0007da8a" officeooo:paragraph-rsid="0007da8a" style:font-style-asian="italic" style:font-style-complex="italic"/>
    </style:style>
    <style:style style:name="P8" style:family="paragraph" style:parent-style-name="Standard">
      <style:text-properties fo:language="es" fo:country="CR" fo:font-style="italic" style:text-underline-style="solid" style:text-underline-width="auto" style:text-underline-color="font-color" officeooo:rsid="0007da8a" officeooo:paragraph-rsid="0007da8a" style:font-style-asian="italic" style:font-style-complex="italic"/>
    </style:style>
    <style:style style:name="P9" style:family="paragraph" style:parent-style-name="Standard" style:list-style-name="L7">
      <style:text-properties fo:language="es" fo:country="CR" fo:font-style="italic" style:text-underline-style="solid" style:text-underline-width="auto" style:text-underline-color="font-color" officeooo:rsid="0009bd5f" officeooo:paragraph-rsid="0009bd5f" style:font-style-asian="italic" style:font-style-complex="italic"/>
    </style:style>
    <style:style style:name="P10" style:family="paragraph" style:parent-style-name="Standard">
      <style:text-properties fo:language="es" fo:country="CR" fo:font-style="italic" style:text-underline-style="solid" style:text-underline-width="auto" style:text-underline-color="font-color" officeooo:rsid="0009bd5f" officeooo:paragraph-rsid="0009bd5f" style:font-style-asian="italic" style:font-style-complex="italic"/>
    </style:style>
    <style:style style:name="P11" style:family="paragraph" style:parent-style-name="Standard" style:list-style-name="L7">
      <style:text-properties fo:language="es" fo:country="CR" fo:font-style="italic" style:text-underline-style="solid" style:text-underline-width="auto" style:text-underline-color="font-color" officeooo:rsid="000ab2ab" officeooo:paragraph-rsid="000ab2ab" style:font-style-asian="italic" style:font-style-complex="italic"/>
    </style:style>
    <style:style style:name="P12" style:family="paragraph" style:parent-style-name="Standard">
      <style:text-properties fo:language="es" fo:country="CR" fo:font-style="italic" style:text-underline-style="solid" style:text-underline-width="auto" style:text-underline-color="font-color" officeooo:rsid="000ab2ab" officeooo:paragraph-rsid="000ab2ab" style:font-style-asian="italic" style:font-style-complex="italic"/>
    </style:style>
    <style:style style:name="P13" style:family="paragraph" style:parent-style-name="Standard" style:list-style-name="L8">
      <style:text-properties fo:language="es" fo:country="CR" fo:font-style="italic" style:text-underline-style="solid" style:text-underline-width="auto" style:text-underline-color="font-color" officeooo:rsid="000ae0bf" officeooo:paragraph-rsid="000ae0bf" style:font-style-asian="italic" style:font-style-complex="italic"/>
    </style:style>
    <style:style style:name="P14" style:family="paragraph" style:parent-style-name="Standard">
      <style:text-properties fo:language="es" fo:country="CR" fo:font-style="italic" style:text-underline-style="solid" style:text-underline-width="auto" style:text-underline-color="font-color" officeooo:rsid="000ae0bf" officeooo:paragraph-rsid="000ae0bf" style:font-style-asian="italic" style:font-style-complex="italic"/>
    </style:style>
    <style:style style:name="P15" style:family="paragraph" style:parent-style-name="Standard" style:list-style-name="L9">
      <style:text-properties fo:language="es" fo:country="CR" fo:font-style="italic" style:text-underline-style="solid" style:text-underline-width="auto" style:text-underline-color="font-color" officeooo:rsid="000ae0bf" officeooo:paragraph-rsid="000ae0bf" style:font-style-asian="italic" style:font-style-complex="italic"/>
    </style:style>
    <style:style style:name="P16" style:family="paragraph" style:parent-style-name="Standard" style:list-style-name="L9">
      <style:text-properties fo:language="es" fo:country="CR" fo:font-style="italic" style:text-underline-style="solid" style:text-underline-width="auto" style:text-underline-color="font-color" officeooo:rsid="000cc55b" officeooo:paragraph-rsid="000cc55b" style:font-style-asian="italic" style:font-style-complex="italic"/>
    </style:style>
    <style:style style:name="P17" style:family="paragraph" style:parent-style-name="Standard" style:list-style-name="L9">
      <style:text-properties fo:language="es" fo:country="CR" fo:font-style="italic" style:text-underline-style="solid" style:text-underline-width="auto" style:text-underline-color="font-color" officeooo:rsid="000cc55b" officeooo:paragraph-rsid="0019c4dc" style:font-style-asian="italic" style:font-style-complex="italic"/>
    </style:style>
    <style:style style:name="P18" style:family="paragraph" style:parent-style-name="Standard">
      <style:text-properties fo:language="es" fo:country="CR" fo:font-style="italic" style:text-underline-style="solid" style:text-underline-width="auto" style:text-underline-color="font-color" officeooo:rsid="000cc55b" officeooo:paragraph-rsid="000cc55b" style:font-style-asian="italic" style:font-style-complex="italic"/>
    </style:style>
    <style:style style:name="P19" style:family="paragraph" style:parent-style-name="Standard" style:list-style-name="L11">
      <style:text-properties fo:language="es" fo:country="CR" fo:font-style="italic" style:text-underline-style="solid" style:text-underline-width="auto" style:text-underline-color="font-color" officeooo:rsid="000cc55b" officeooo:paragraph-rsid="000e9a38" style:font-style-asian="italic" style:font-style-complex="italic"/>
    </style:style>
    <style:style style:name="P20" style:family="paragraph" style:parent-style-name="Standard" style:list-style-name="L13">
      <style:text-properties fo:language="es" fo:country="CR" fo:font-style="italic" style:text-underline-style="solid" style:text-underline-width="auto" style:text-underline-color="font-color" officeooo:rsid="0019c4dc" officeooo:paragraph-rsid="0019c4dc" style:font-style-asian="italic" style:font-style-complex="italic"/>
    </style:style>
    <style:style style:name="P21" style:family="paragraph" style:parent-style-name="Standard" style:list-style-name="L13">
      <style:text-properties fo:language="es" fo:country="CR" fo:font-style="italic" style:text-underline-style="solid" style:text-underline-width="auto" style:text-underline-color="font-color" officeooo:rsid="001b791d" officeooo:paragraph-rsid="001b791d" style:font-style-asian="italic" style:font-style-complex="italic"/>
    </style:style>
    <style:style style:name="P22" style:family="paragraph" style:parent-style-name="Standard" style:list-style-name="L13">
      <style:text-properties fo:language="es" fo:country="CR" fo:font-style="italic" style:text-underline-style="solid" style:text-underline-width="auto" style:text-underline-color="font-color" officeooo:rsid="001caca6" officeooo:paragraph-rsid="001caca6" style:font-style-asian="italic" style:font-style-complex="italic"/>
    </style:style>
    <style:style style:name="P23" style:family="paragraph" style:parent-style-name="Standard">
      <style:text-properties fo:language="es" fo:country="CR" fo:font-style="italic" style:text-underline-style="solid" style:text-underline-width="auto" style:text-underline-color="font-color" officeooo:rsid="001caca6" officeooo:paragraph-rsid="001caca6" style:font-style-asian="italic" style:font-style-complex="italic"/>
    </style:style>
    <style:style style:name="P24" style:family="paragraph" style:parent-style-name="Standard">
      <style:text-properties fo:language="es" fo:country="CR" fo:font-style="italic" style:text-underline-style="solid" style:text-underline-width="auto" style:text-underline-color="font-color" fo:font-weight="bold" officeooo:rsid="0007da8a" officeooo:paragraph-rsid="0007da8a" style:font-style-asian="italic" style:font-weight-asian="bold" style:font-style-complex="italic" style:font-weight-complex="bold"/>
    </style:style>
    <style:style style:name="P25" style:family="paragraph" style:parent-style-name="Standard">
      <style:text-properties fo:language="es" fo:country="CR" fo:font-style="italic" style:text-underline-style="solid" style:text-underline-width="auto" style:text-underline-color="font-color" fo:font-weight="bold" officeooo:rsid="000ae0bf" officeooo:paragraph-rsid="000ae0bf" style:font-style-asian="italic" style:font-weight-asian="bold" style:font-style-complex="italic" style:font-weight-complex="bold"/>
    </style:style>
    <style:style style:name="P26" style:family="paragraph" style:parent-style-name="Standard">
      <style:text-properties fo:language="es" fo:country="CR" fo:font-style="italic" style:text-underline-style="solid" style:text-underline-width="auto" style:text-underline-color="font-color" fo:font-weight="bold" officeooo:rsid="000df7a6" officeooo:paragraph-rsid="000df7a6" style:font-style-asian="italic" style:font-weight-asian="bold" style:font-style-complex="italic" style:font-weight-complex="bold"/>
    </style:style>
    <style:style style:name="P27" style:family="paragraph" style:parent-style-name="Standard">
      <style:text-properties fo:language="es" fo:country="CR" fo:font-style="italic" style:text-underline-style="solid" style:text-underline-width="auto" style:text-underline-color="font-color" fo:font-weight="bold" officeooo:rsid="00115cab" officeooo:paragraph-rsid="00115cab" style:font-style-asian="italic" style:font-weight-asian="bold" style:font-style-complex="italic" style:font-weight-complex="bold"/>
    </style:style>
    <style:style style:name="P28" style:family="paragraph" style:parent-style-name="Standard" style:list-style-name="L12">
      <style:text-properties fo:language="es" fo:country="CR" fo:font-style="italic" style:text-underline-style="solid" style:text-underline-width="auto" style:text-underline-color="font-color" fo:font-weight="bold" officeooo:rsid="00126aa9" officeooo:paragraph-rsid="00126aa9" style:font-style-asian="italic" style:font-weight-asian="bold" style:font-style-complex="italic" style:font-weight-complex="bold"/>
    </style:style>
    <style:style style:name="P29" style:family="paragraph" style:parent-style-name="Standard">
      <style:text-properties fo:language="es" fo:country="CR" fo:font-style="italic" style:text-underline-style="solid" style:text-underline-width="auto" style:text-underline-color="font-color" fo:font-weight="bold" officeooo:rsid="00126aa9" officeooo:paragraph-rsid="00126aa9" style:font-style-asian="italic" style:font-weight-asian="bold" style:font-style-complex="italic" style:font-weight-complex="bold"/>
    </style:style>
    <style:style style:name="P30" style:family="paragraph" style:parent-style-name="Standard">
      <style:text-properties fo:language="es" fo:country="CR" fo:font-style="italic" style:text-underline-style="solid" style:text-underline-width="auto" style:text-underline-color="font-color" fo:font-weight="bold" officeooo:rsid="00131c43" officeooo:paragraph-rsid="00131c43" style:font-style-asian="italic" style:font-weight-asian="bold" style:font-style-complex="italic" style:font-weight-complex="bold"/>
    </style:style>
    <style:style style:name="P31" style:family="paragraph" style:parent-style-name="Standard" style:list-style-name="L13">
      <style:text-properties fo:language="es" fo:country="CR" fo:font-style="italic" style:text-underline-style="solid" style:text-underline-width="auto" style:text-underline-color="font-color" fo:font-weight="bold" officeooo:rsid="00131c43" officeooo:paragraph-rsid="00131c43" style:font-style-asian="italic" style:font-weight-asian="bold" style:font-style-complex="italic" style:font-weight-complex="bold"/>
    </style:style>
    <style:style style:name="P32" style:family="paragraph" style:parent-style-name="Standard" style:list-style-name="L13">
      <style:text-properties fo:language="es" fo:country="CR" fo:font-style="italic" style:text-underline-style="solid" style:text-underline-width="auto" style:text-underline-color="font-color" fo:font-weight="bold" officeooo:rsid="00131c43" officeooo:paragraph-rsid="00132c05" style:font-style-asian="italic" style:font-weight-asian="bold" style:font-style-complex="italic" style:font-weight-complex="bold"/>
    </style:style>
    <style:style style:name="P33" style:family="paragraph" style:parent-style-name="Standard">
      <style:text-properties fo:language="es" fo:country="CR" fo:font-style="italic" style:text-underline-style="solid" style:text-underline-width="auto" style:text-underline-color="font-color" fo:font-weight="bold" officeooo:rsid="00131c43" officeooo:paragraph-rsid="00132c05" style:font-style-asian="italic" style:font-weight-asian="bold" style:font-style-complex="italic" style:font-weight-complex="bold"/>
    </style:style>
    <style:style style:name="P34" style:family="paragraph" style:parent-style-name="Standard" style:list-style-name="L13">
      <style:text-properties fo:language="es" fo:country="CR" fo:font-style="italic" style:text-underline-style="solid" style:text-underline-width="auto" style:text-underline-color="font-color" fo:font-weight="bold" officeooo:rsid="0014f26d" officeooo:paragraph-rsid="0014f26d" style:font-style-asian="italic" style:font-weight-asian="bold" style:font-style-complex="italic" style:font-weight-complex="bold"/>
    </style:style>
    <style:style style:name="P35" style:family="paragraph" style:parent-style-name="Standard" style:list-style-name="L13">
      <style:text-properties fo:language="es" fo:country="CR" fo:font-style="italic" style:text-underline-style="solid" style:text-underline-width="auto" style:text-underline-color="font-color" fo:font-weight="bold" officeooo:rsid="0016d41b" officeooo:paragraph-rsid="0016d41b" style:font-style-asian="italic" style:font-weight-asian="bold" style:font-style-complex="italic" style:font-weight-complex="bold"/>
    </style:style>
    <style:style style:name="P36" style:family="paragraph" style:parent-style-name="Standard" style:list-style-name="L13">
      <style:text-properties fo:language="es" fo:country="CR" fo:font-style="italic" style:text-underline-style="solid" style:text-underline-width="auto" style:text-underline-color="font-color" fo:font-weight="bold" officeooo:rsid="0019c4dc" officeooo:paragraph-rsid="0019c4dc" style:font-style-asian="italic" style:font-weight-asian="bold" style:font-style-complex="italic" style:font-weight-complex="bold"/>
    </style:style>
    <style:style style:name="P37" style:family="paragraph" style:parent-style-name="Standard">
      <style:text-properties fo:language="es" fo:country="CR" fo:font-style="italic" style:text-underline-style="solid" style:text-underline-width="auto" style:text-underline-color="font-color" fo:font-weight="bold" officeooo:rsid="001caca6" officeooo:paragraph-rsid="001caca6" style:font-style-asian="italic" style:font-weight-asian="bold" style:font-style-complex="italic" style:font-weight-complex="bold"/>
    </style:style>
    <style:style style:name="P38" style:family="paragraph" style:parent-style-name="Standard" style:list-style-name="L14">
      <style:text-properties fo:language="es" fo:country="CR" fo:font-style="italic" style:text-underline-style="solid" style:text-underline-width="auto" style:text-underline-color="font-color" fo:font-weight="bold" officeooo:rsid="001caca6" officeooo:paragraph-rsid="001caca6" style:font-style-asian="italic" style:font-weight-asian="bold" style:font-style-complex="italic" style:font-weight-complex="bold"/>
    </style:style>
    <style:style style:name="P39" style:family="paragraph" style:parent-style-name="Standard" style:list-style-name="L11">
      <style:text-properties fo:language="es" fo:country="CR" fo:font-style="italic" style:text-underline-style="solid" style:text-underline-width="auto" style:text-underline-color="font-color" fo:font-weight="normal" officeooo:rsid="000ae0bf" officeooo:paragraph-rsid="000e9a38" style:font-style-asian="italic" style:font-weight-asian="normal" style:font-style-complex="italic" style:font-weight-complex="normal"/>
    </style:style>
    <style:style style:name="P40" style:family="paragraph" style:parent-style-name="Standard" style:list-style-name="L11">
      <style:text-properties fo:language="es" fo:country="CR" fo:font-style="italic" style:text-underline-style="solid" style:text-underline-width="auto" style:text-underline-color="font-color" fo:font-weight="normal" officeooo:rsid="000cc55b" officeooo:paragraph-rsid="001b791d" style:font-style-asian="italic" style:font-weight-asian="normal" style:font-style-complex="italic" style:font-weight-complex="normal"/>
    </style:style>
    <style:style style:name="P41" style:family="paragraph" style:parent-style-name="Standard" style:list-style-name="L11">
      <style:text-properties fo:language="es" fo:country="CR" fo:font-style="italic" style:text-underline-style="solid" style:text-underline-width="auto" style:text-underline-color="font-color" fo:font-weight="normal" officeooo:rsid="001051a1" officeooo:paragraph-rsid="001051a1" style:font-style-asian="italic" style:font-weight-asian="normal" style:font-style-complex="italic" style:font-weight-complex="normal"/>
    </style:style>
    <style:style style:name="P42" style:family="paragraph" style:parent-style-name="Standard" style:list-style-name="L11">
      <style:text-properties fo:language="es" fo:country="CR" fo:font-style="italic" style:text-underline-style="solid" style:text-underline-width="auto" style:text-underline-color="font-color" fo:font-weight="normal" officeooo:rsid="00115cab" officeooo:paragraph-rsid="00115cab" style:font-style-asian="italic" style:font-weight-asian="normal" style:font-style-complex="italic" style:font-weight-complex="normal"/>
    </style:style>
    <style:style style:name="P43" style:family="paragraph" style:parent-style-name="Standard">
      <style:text-properties fo:language="es" fo:country="CR" fo:font-style="italic" style:text-underline-style="solid" style:text-underline-width="auto" style:text-underline-color="font-color" fo:font-weight="normal" officeooo:rsid="00115cab" officeooo:paragraph-rsid="00115cab" style:font-style-asian="italic" style:font-weight-asian="normal" style:font-style-complex="italic" style:font-weight-complex="normal"/>
    </style:style>
    <style:style style:name="P44" style:family="paragraph" style:parent-style-name="Standard">
      <style:text-properties fo:language="es" fo:country="CR" fo:font-style="italic" style:text-underline-style="none" fo:font-weight="bold" officeooo:rsid="0007da8a" officeooo:paragraph-rsid="0007da8a" style:font-style-asian="italic" style:font-weight-asian="bold" style:font-style-complex="italic" style:font-weight-complex="bold"/>
    </style:style>
    <style:style style:name="P45" style:family="paragraph" style:parent-style-name="Standard">
      <style:text-properties fo:language="es" fo:country="CR" fo:font-style="italic" style:text-underline-style="none" fo:font-weight="normal" officeooo:rsid="000df7a6" officeooo:paragraph-rsid="000df7a6" style:font-style-asian="italic" style:font-weight-asian="normal" style:font-style-complex="italic" style:font-weight-complex="normal"/>
    </style:style>
    <style:style style:name="P46" style:family="paragraph" style:parent-style-name="Standard" style:list-style-name="L10">
      <style:text-properties fo:language="es" fo:country="CR" fo:font-style="italic" style:text-underline-style="none" fo:font-weight="normal" officeooo:rsid="000df7a6" officeooo:paragraph-rsid="000df7a6" style:font-style-asian="italic" style:font-weight-asian="normal" style:font-style-complex="italic" style:font-weight-complex="normal"/>
    </style:style>
    <style:style style:name="P47" style:family="paragraph" style:parent-style-name="Standard" style:list-style-name="L6">
      <style:text-properties fo:language="es" fo:country="CR" officeooo:rsid="0007da8a" officeooo:paragraph-rsid="0007da8a"/>
    </style:style>
    <style:style style:name="P48" style:family="paragraph" style:parent-style-name="Standard">
      <style:text-properties fo:language="es" fo:country="CR" officeooo:rsid="0007da8a" officeooo:paragraph-rsid="0007da8a"/>
    </style:style>
    <style:style style:name="T1" style:family="text">
      <style:text-properties officeooo:rsid="0007a667"/>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auto" style:text-underline-color="font-color" officeooo:rsid="0007a667" style:font-style-asian="italic" style:font-style-complex="italic"/>
    </style:style>
    <style:style style:name="T4" style:family="text">
      <style:text-properties style:text-underline-style="none"/>
    </style:style>
    <style:style style:name="T5" style:family="text">
      <style:text-properties fo:font-style="normal" style:font-style-asian="normal" style:font-style-complex="normal"/>
    </style:style>
    <style:style style:name="T6" style:family="text">
      <style:text-properties fo:font-style="normal" officeooo:rsid="000e9a38" style:font-style-asian="normal" style:font-style-complex="normal"/>
    </style:style>
    <style:style style:name="T7" style:family="text">
      <style:text-properties fo:font-style="normal" officeooo:rsid="000cc55b"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07da8a" style:font-style-asian="normal" style:font-style-complex="normal"/>
    </style:style>
    <style:style style:name="T10" style:family="text">
      <style:text-properties fo:font-style="normal" style:text-underline-style="none" officeooo:rsid="000ab2ab" style:font-style-asian="normal" style:font-style-complex="normal"/>
    </style:style>
    <style:style style:name="T11" style:family="text">
      <style:text-properties fo:font-style="normal" style:text-underline-style="none" officeooo:rsid="000ae0bf" style:font-style-asian="normal" style:font-style-complex="normal"/>
    </style:style>
    <style:style style:name="T12" style:family="text">
      <style:text-properties fo:font-style="normal" style:text-underline-style="none" officeooo:rsid="000cc55b" style:font-style-asian="normal" style:font-style-complex="normal"/>
    </style:style>
    <style:style style:name="T13" style:family="text">
      <style:text-properties fo:font-style="normal" style:text-underline-style="none" officeooo:rsid="00115cab"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126aa9" style:font-style-asian="normal" style:font-weight-asian="normal" style:font-style-complex="normal" style:font-weight-complex="normal"/>
    </style:style>
    <style:style style:name="T16" style:family="text">
      <style:text-properties fo:font-style="normal" style:text-underline-style="none" fo:font-weight="normal" officeooo:rsid="00132c05" style:font-style-asian="normal" style:font-weight-asian="normal" style:font-style-complex="normal" style:font-weight-complex="normal"/>
    </style:style>
    <style:style style:name="T17" style:family="text">
      <style:text-properties fo:font-style="normal" style:text-underline-style="none" fo:font-weight="normal" officeooo:rsid="0014f26d" style:font-style-asian="normal" style:font-weight-asian="normal" style:font-style-complex="normal" style:font-weight-complex="normal"/>
    </style:style>
    <style:style style:name="T18" style:family="text">
      <style:text-properties fo:font-style="normal" style:text-underline-style="none" fo:font-weight="normal" officeooo:rsid="0016d41b" style:font-style-asian="normal" style:font-weight-asian="normal" style:font-style-complex="normal" style:font-weight-complex="normal"/>
    </style:style>
    <style:style style:name="T19" style:family="text">
      <style:text-properties fo:font-style="normal" style:text-underline-style="none" fo:font-weight="normal" officeooo:rsid="001888d1" style:font-style-asian="normal" style:font-weight-asian="normal" style:font-style-complex="normal" style:font-weight-complex="normal"/>
    </style:style>
    <style:style style:name="T20" style:family="text">
      <style:text-properties fo:font-style="normal" style:text-underline-style="none" fo:font-weight="normal" officeooo:rsid="0019c4dc" style:font-style-asian="normal" style:font-weight-asian="normal" style:font-style-complex="normal" style:font-weight-complex="normal"/>
    </style:style>
    <style:style style:name="T21" style:family="text">
      <style:text-properties fo:font-style="normal" style:text-underline-style="none" fo:font-weight="normal" officeooo:rsid="000ab2ab" style:font-style-asian="normal" style:font-weight-asian="normal" style:font-style-complex="normal" style:font-weight-complex="normal"/>
    </style:style>
    <style:style style:name="T22" style:family="text">
      <style:text-properties fo:font-style="normal" style:text-underline-style="none" fo:font-weight="normal" officeooo:rsid="000cc55b" style:font-style-asian="normal" style:font-weight-asian="normal" style:font-style-complex="normal" style:font-weight-complex="normal"/>
    </style:style>
    <style:style style:name="T23" style:family="text">
      <style:text-properties fo:font-style="normal" style:text-underline-style="none" fo:font-weight="normal" officeooo:rsid="001caca6" style:font-style-asian="normal" style:font-weight-asian="normal" style:font-style-complex="normal" style:font-weight-complex="normal"/>
    </style:style>
    <style:style style:name="T24" style:family="text">
      <style:text-properties fo:font-weight="normal" style:font-weight-asian="normal" style:font-weight-complex="normal"/>
    </style:style>
    <style:style style:name="T25" style:family="text">
      <style:text-properties officeooo:rsid="0009bd5f"/>
    </style:style>
    <style:style style:name="T26" style:family="text">
      <style:text-properties officeooo:rsid="000ab2ab"/>
    </style:style>
    <style:style style:name="T27" style:family="text">
      <style:text-properties officeooo:rsid="000ae0b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on de <text:span text:style-name="T25">Proyecto:</text:span></text:p>
      <text:p text:style-name="P2">Class Mensaje:</text:p>
      <text:list xml:id="list3844859851" text:style-name="L2">
        <text:list-item>
          <text:p text:style-name="P3">Guarda el formato de un mensaje, contiene un IP, Puerto y Mensaje.</text:p>
          <text:list>
            <text:list-item>
              <text:p text:style-name="P3">Ip: El Ip fuente, es decir quien me està mandando el mensaje.</text:p>
            </text:list-item>
            <text:list-item>
              <text:p text:style-name="P3">Puerto: Guarda el puerto utilizado que està utilizando el puerto fuente.</text:p>
            </text:list-item>
            <text:list-item>
              <text:p text:style-name="P3">Mensaje: Guarda el mensaje que manda el Ip fuente + Puerto fuente.</text:p>
            </text:list-item>
          </text:list>
        </text:list-item>
      </text:list>
      <text:p text:style-name="P4"/>
      <text:p text:style-name="P2">Class Red:</text:p>
      <text:p text:style-name="P4"><text:tab/>Mètodos:</text:p>
      <text:list xml:id="list2012658152" text:style-name="L4">
        <text:list-item>
          <text:p text:style-name="P5"><text:span text:style-name="T2">soyEsaRed</text:span>(ipRed, mascaraRed): Mètodo que recibe por paràmetro los datos de una red y verifica si esa red recibida por paràmetro es la misma que ella. Devuelve verdadero si es la misma y si no falso.</text:p>
        </text:list-item>
        <text:list-item>
          <text:p text:style-name="P5"><text:span text:style-name="T3">s</text:span><text:span text:style-name="T2">oyEsaFuente</text:span>(<text:span text:style-name="T1">ipFuente, puertoFuene</text:span>): <text:span text:style-name="T1">Mètodo que recibe por parametro el ipFuente, y puertoFuente, lo que devuelve es una true o false que dependiendo de los parametros que ingresan, y la comparan con el objeto de si mismo, y devuelve el resultado.</text:span></text:p>
        </text:list-item>
        <text:list-item>
          <text:p text:style-name="P6">costoMenor(costo)<text:span text:style-name="T8">: recibe un costo por paràmetro y lo compara con el costo de si mismo. </text:span><text:span text:style-name="T9">Devuelve verdadero si el costo del objeto es màs grande que el que le entrò por paràmetro.</text:span></text:p>
        </text:list-item>
        <text:list-item>
          <text:p text:style-name="P7">actualizarRed(ipFuente, puertofuente, ipRed, mascaraRed, costo):<text:span text:style-name="T8"> Este metodo lo que hace es actualizar los datos que me entran por el paràmetro, dentro del objeto que està utilizando.</text:span></text:p>
        </text:list-item>
      </text:list>
      <text:p text:style-name="P8"><text:span text:style-name="T8"/></text:p>
      <text:p text:style-name="P24"><text:span text:style-name="T5">Class TablaAlcanzabilidad:</text:span></text:p>
      <text:p text:style-name="P44"><text:tab/><text:span text:style-name="T24">Atributos: </text:span></text:p>
      <text:list xml:id="list1086121803" text:style-name="L6">
        <text:list-item>
          <text:p text:style-name="P47">Tabla: Lista <text:span text:style-name="T25">de tuplas que se van a guardar dentro de la tabla de alcanzabilidad</text:span></text:p>
        </text:list-item>
      </text:list>
      <text:p text:style-name="P48"/>
      <text:p text:style-name="P48"><text:tab/><text:span text:style-name="T25">Mètodos:</text:span></text:p>
      <text:list xml:id="list1790106548" text:style-name="L7">
        <text:list-item>
          <text:p text:style-name="P9">existeRed(ipRed, mascaraRed):<text:span text:style-name="T8"> Busca dentro de la tabla de alcanzabilidad, buscando atravès de la tabla utilizando el mètodo “soyEsaRed”, si lo encuentra devuelve el numero del ìndice de la tabla donde està esa red.</text:span></text:p>
        </text:list-item>
        <text:list-item>
          <text:p text:style-name="P9"><text:span text:style-name="T26">i</text:span>mprimirTabla():<text:span text:style-name="T8"> Metodo imprime a consola toda la tabla que contiene, en ella se desplegarà: El Ip que mandaron mediante el mensaje, junto con su masca y su costo.</text:span></text:p>
        </text:list-item>
        <text:list-item>
          <text:p text:style-name="P9"><text:span text:style-name="T26">a</text:span>ctualizarTabla(mensaje):<text:span text:style-name="T4"> </text:span><text:span text:style-name="T10">Entra a buscar a traves de toda la tabla y busca el Ip junto con el puerto que desprendiò del mensaje y averigua si la red ya existe, si no existe la agrega como una nueva, si ya existe y su costo es menor la cambia o sino si es mayor o igual</text:span><text:span text:style-name="T8"> </text:span><text:span text:style-name="T10">deja la red que ya existia.</text:span></text:p>
        </text:list-item>
        <text:list-item>
          <text:p text:style-name="P11"><text:span text:style-name="T27">b</text:span>orrarFuente(ipFuente, puertoFuente): <text:span text:style-name="T8">Busca atravès de la tabla la ipFuente y el puertoFuente y si lo encuentra lo borra de la lista. Este metodo es para cuando se desconecta un nodo.</text:span></text:p>
        </text:list-item>
      </text:list>
      <text:p text:style-name="P12"><text:span text:style-name="T8"/></text:p>
      <text:p text:style-name="P25"><text:span text:style-name="T5">Class UDPNode: </text:span></text:p>
      <text:p text:style-name="P12"><text:span text:style-name="T8"><text:tab/></text:span><text:span text:style-name="T11">Atributos:</text:span></text:p>
      <text:list xml:id="list608386007" text:style-name="L8">
        <text:list-item>
          <text:p text:style-name="P13"><text:span text:style-name="T8">mensajesRecibidos: Es una lista que guarda los diferentes mensajes recibidos para poder desplegarlos.</text:span></text:p>
        </text:list-item>
        <text:list-item>
          <text:p text:style-name="P13"><text:span text:style-name="T8">TablaAlcanzabilidad: Crea instancia de TabladeAlcanzabilidad que usarà para guardar <text:s/>los mensajes.</text:span></text:p>
        </text:list-item>
      </text:list>
      <text:p text:style-name="P14"><text:span text:style-name="T8"/></text:p>
      <text:p text:style-name="P14"><text:span text:style-name="T8"><text:tab/>Mètodos:</text:span></text:p>
      <text:list xml:id="list315435512" text:style-name="L9">
        <text:list-item>
          <text:p text:style-name="P15"><text:span text:style-name="T8">guardaMensajes(mensaje): Este mètodo lo que hace es guardar el mensaje a la lista de mensajes recibidos.</text:span></text:p>
        </text:list-item>
        <text:list-item>
          <text:p text:style-name="P15"><text:span text:style-name="T8">recibeMensajes(serverSocket): Este mètodo lo que hace es un while true, que està constantemente recibiendo mensajes, una vez recibidos lo distribuye a los diferentes mètodos para ser guarda</text:span><text:span text:style-name="T12">dos.</text:span></text:p>
        </text:list-item>
        <text:list-item>
          <text:p text:style-name="P16"><text:span text:style-name="T8">procRecibeMsg(ip, puerto): Este metodo lo que hace es ejecutarse deesde el puro inicio y crea los sockets para recibir mensaje de UDP.</text:span></text:p>
        </text:list-item>
        <text:list-item>
          <text:p text:style-name="P16"><text:soft-page-break/><text:span text:style-name="T8">imprimirMensaje(mensaje): Metodo que imprimie el mensaje que le entra como bytes y lo imprime como caracteres ascii.</text:span></text:p>
        </text:list-item>
        <text:list-item>
          <text:p text:style-name="P16"><text:span text:style-name="T8">ImprimirMensajes(): Utiliza su lista de mensaje recibidos e imprime todos los mensajes que le han llegado.</text:span></text:p>
        </text:list-item>
        <text:list-item>
          <text:p text:style-name="P16"><text:span text:style-name="T8">tuplaToBytes(tupla): Metodo que recibe la tupla que quiere enviar como mensaje, y retorna una variable que contiene toda las tupla que incluye ip, mascara y costo en bytes.</text:span></text:p>
        </text:list-item>
        <text:list-item>
          <text:p text:style-name="P17"><text:span text:style-name="T8">leerMensaje(): Metodo que lee el mensaje que el usuario quiere ingresar, puede ingresar multiples tuplas en un solo mensaje entonces, hace un ciclo de cuantas tuplas quiere ingresar.</text:span></text:p>
        </text:list-item>
        <text:list-item>
          <text:p text:style-name="P16"><text:span text:style-name="T8">envioMensajeUDP(mensajeExit): <text:s/>Le pide al usuario que ingrese la direcciòn Ip junto con el puerto al que va a querer enviar el mensaje, ya el mensaje que va a enviar viene en Bytes y el entra por parametro, el metodo hace el socket para enviar el mensaje y una vez enviado el mensaje lo cierra.</text:span></text:p>
        </text:list-item>
        <text:list-item>
          <text:p text:style-name="P16"><text:span text:style-name="T8">DespliegueMenuUDP(): Despliega un menù con las opciones que puede hacer en UDP(envio de mensaje, ver los mensajes recibidos, imprimir su tabla de alcanzabilidad, y cerrar el nodo)</text:span></text:p>
        </text:list-item>
      </text:list>
      <text:p text:style-name="P18"><text:span text:style-name="T8"/></text:p>
      <text:p text:style-name="P26"><text:span text:style-name="T5">Class ReceptorTCP:</text:span></text:p>
      <text:p text:style-name="P45"><text:span text:style-name="T5"><text:tab/>Atributos:</text:span></text:p>
      <text:list xml:id="list4162309735" text:style-name="L10">
        <text:list-item>
          <text:p text:style-name="P46"><text:span text:style-name="T5">mensajesRecibidos: Lista donde se guarda los mensaje recibidos en èsta estrctura. Es una lista de los objetos llamados Mensajes.</text:span></text:p>
        </text:list-item>
        <text:list-item>
          <text:p text:style-name="P46"><text:span text:style-name="T5">TablaAlcanzabilidad: Tabla donde se guardan las tuplas enviadas. </text:span></text:p>
        </text:list-item>
      </text:list>
      <text:p text:style-name="P45"><text:span text:style-name="T5"/></text:p>
      <text:p text:style-name="P45"><text:span text:style-name="T5"><text:tab/></text:span><text:span text:style-name="T6">Mètodos:</text:span></text:p>
      <text:list xml:id="list1923989164" text:style-name="L11">
        <text:list-item>
          <text:p text:style-name="P39"><text:span text:style-name="T8">guardaMensajes(mensaje): Este mètodo lo que hace es guardar el mensaje a la lista de mensajes recibidos.</text:span></text:p>
        </text:list-item>
        <text:list-item>
          <text:p text:style-name="P19"><text:span text:style-name="T8">imprimirMensaje(mensaje): Metodo que imprimie el mensaje que le entra como bytes y lo imprime como caracteres ascii.</text:span></text:p>
        </text:list-item>
        <text:list-item>
          <text:p text:style-name="P40"><text:span text:style-name="T8">ImprimirMensajes(): Utiliza su lista de mensaje recibidos e imprime todos los mensajes que le han llegado.</text:span></text:p>
        </text:list-item>
        <text:list-item>
          <text:p text:style-name="P41"><text:span text:style-name="T8">establecerConexion(conexion, addr): Este metodo lo que hace es </text:span><text:span text:style-name="T13">el que lee mensajes de una conexión, en especifico.</text:span></text:p>
        </text:list-item>
        <text:list-item>
          <text:p text:style-name="P42"><text:span text:style-name="T8">recibir(ip, puerto): Metodo que esta siempre recibiendo mensajes atraves de un thread que constantemente esta oyendo conexiones para recibir mensajes.</text:span></text:p>
        </text:list-item>
      </text:list>
      <text:p text:style-name="P43"><text:span text:style-name="T8"/></text:p>
      <text:p text:style-name="P27"><text:span text:style-name="T5">Class ConexionAbierta:</text:span><text:span text:style-name="T14"> </text:span></text:p>
      <text:p text:style-name="P27"><text:span text:style-name="T14"><text:tab/></text:span><text:span text:style-name="T15">Metodos:</text:span></text:p>
      <text:list xml:id="list2694637242" text:style-name="L12">
        <text:list-item>
          <text:p text:style-name="P28"><text:span text:style-name="T14">enviarMensaje(mensaje): Metodo que envia el mensaje, utilizando el socket de emisor, tiene unos try and catch para agarrar errores para enviar mensaje.</text:span></text:p>
        </text:list-item>
        <text:list-item>
          <text:p text:style-name="P28"><text:span text:style-name="T14">CrerrarConexion(): Metodo que manda a cerrar los sockets emisores.</text:span></text:p>
        </text:list-item>
        <text:list-item>
          <text:p text:style-name="P28"><text:span text:style-name="T14">SoyLaConexion():Metodo que revisa si el objeto mismo es igual al que recibe por lo parametros devuele verdadero.</text:span></text:p>
        </text:list-item>
      </text:list>
      <text:p text:style-name="P29"><text:span text:style-name="T14"/></text:p>
      <text:p text:style-name="P30"><text:span text:style-name="T5">Class EmisorTCP:</text:span><text:span text:style-name="T14"> </text:span></text:p>
      <text:p text:style-name="P30"><text:span text:style-name="T14"><text:tab/>Atributos:</text:span></text:p>
      <text:list xml:id="list2543491002" text:style-name="L13">
        <text:list-item>
          <text:p text:style-name="P31"><text:span text:style-name="T14">conexiones: Es una lista donde se can a guardar las conexiones hechas para saber con quien tengo conexiones y puedo enviar mensajes.</text:span></text:p>
        </text:list-item>
        <text:list-item>
          <text:p text:style-name="P32"><text:span text:style-name="T14">MensajesRecibidos: Es una lista donde se van a guardar </text:span><text:span text:style-name="T16">los mensajes que le llegen al emisor de TCP. Dento de esta lista vamos a tener un objeto de tipo Mensaje.</text:span></text:p>
        </text:list-item>
      </text:list>
      <text:p text:style-name="P33"><text:span text:style-name="T16"/></text:p>
      <text:p text:style-name="P33"><text:span text:style-name="T16"><text:tab/>Metodos:</text:span></text:p>
      <text:list xml:id="list181809913377268" text:continue-numbering="true" text:style-name="L13">
        <text:list-item>
          <text:p text:style-name="P32"><text:span text:style-name="T16">hacerConexion(ip, puerto): Metodo que hace </text:span><text:span text:style-name="T17">el socket y los conecta con la direccion ip y puerto que digite el usuario, se hacen y se ingresan a la lista de conexiones.</text:span></text:p>
        </text:list-item>
        <text:list-item>
          <text:p text:style-name="P34"><text:span text:style-name="T14">buscarConexiones(ip, puerto): Metodo que busca a traves de la lista de conexiones </text:span><text:span text:style-name="T18">la conexión que la mandan por parametro.</text:span></text:p>
        </text:list-item>
        <text:list-item>
          <text:p text:style-name="P35"><text:soft-page-break/><text:span text:style-name="T14">cerrarUnaConexion(ip, puerto): <text:s/></text:span><text:span text:style-name="T19">Metodos recibe el ip y el puerto a trave</text:span><text:span text:style-name="T20">s de los parametros, va a buscar a traves de la lista de conexiones, si encuentra la conexión la cierra y la remueve de la lista.</text:span></text:p>
        </text:list-item>
        <text:list-item>
          <text:p text:style-name="P36"><text:span text:style-name="T14">cerrarConexiones(): Metodo que va a buscar a la lista de conexiones de la instancia y manda a cerrar todas las conexiones y removerlas de la lista de las conexiones, es para borrar todas las conexiones de una instancia.</text:span></text:p>
        </text:list-item>
        <text:list-item>
          <text:p text:style-name="P20"><text:span text:style-name="T14">tuplaToBytes(tupla): Convierte la tupla que llega mediante los parametros y los convierte a bytes mediante la funcion “.to_bytes(#deBytes, Little o Big Endian)</text:span></text:p>
        </text:list-item>
        <text:list-item>
          <text:p text:style-name="P20"><text:span text:style-name="T21">l</text:span><text:span text:style-name="T14">eerMensaje( ): </text:span><text:span text:style-name="T22"><text:s/>Metodo que lee el mensaje que el usuario quiere ingresar, puede ingresar multiples tuplas en un solo mensaje entonces, hace un ciclo de cuantas tuplas quiere ingresar.</text:span></text:p>
        </text:list-item>
        <text:list-item>
          <text:p text:style-name="P20"><text:span text:style-name="T22">i</text:span><text:span text:style-name="T14">mprimirMensaje(mensaje): </text:span><text:span text:style-name="T22">Metodo que imprimie el mensaje que le entra como bytes y lo imprime como caracteres ascii.</text:span></text:p>
        </text:list-item>
        <text:list-item>
          <text:p text:style-name="P21"><text:span text:style-name="T14">imprimirMensajes( ): </text:span><text:span text:style-name="T22">Utiliza su lista de mensaje recibidos e imprime todos los mensajes que le han llegado.</text:span></text:p>
        </text:list-item>
        <text:list-item>
          <text:p text:style-name="P21"><text:span text:style-name="T14">enviarMensaje(): Este es un metodo que pide la informacion para poder mandar un mensaje a otro nodo, pide el IP + Puerto. El metodo manda a buscar si la conexión ya existe y decide si crear una nueva conexión o decir que ya existe una. En cualquiera de los 2 casos pasa a llamar a metodos que piden los mensajes y despues los envia.</text:span></text:p>
        </text:list-item>
        <text:list-item>
          <text:p text:style-name="P21"><text:span text:style-name="T14">borrarme( ): Este metodo lo que hace es atravesar las conexiones que tiene vinculadas y a todas mandar un mensaje que indica que el nodo se va </text:span><text:span text:style-name="T23">a cerrar el nodo. Al terminar se cierra la conexión del nodo.</text:span></text:p>
        </text:list-item>
        <text:list-item>
          <text:p text:style-name="P22"><text:span text:style-name="T14">Menu( ): Este metodo lo que despliuega es el menu de los Nodos TCP, donde tiene acciones como: </text:span><text:span text:style-name="T22">envio de mensaje, ver los mensajes recibidos, imprimir su tabla de alcanzabilidad, y cerrar el nodo.</text:span></text:p>
        </text:list-item>
      </text:list>
      <text:p text:style-name="P23"><text:span text:style-name="T22"/></text:p>
      <text:p text:style-name="P37"><text:span text:style-name="T7">C</text:span><text:span text:style-name="T5">lass NodoTCP:</text:span></text:p>
      <text:p text:style-name="P37"><text:span text:style-name="T14"/></text:p>
      <text:p text:style-name="P37"><text:span text:style-name="T14"><text:tab/>Metodos:</text:span></text:p>
      <text:list xml:id="list92571634" text:style-name="L14">
        <text:list-item>
          <text:p text:style-name="P38"><text:span text:style-name="T14">iniciarNodoTCP(ip, puerto): Este metodo lo que hace es comnezar a ejecturar las tareas de TCP, como crear el thread receptor de mensajes y el emisor. Estos threads comparten 3 atributos importantes que deben de compartir: mensajesRecibidos y tablaAlcanzabilidad.</text:span></text:p>
        </text:list-item>
      </text:list>
      <text:p text:style-name="P37"><text:span text:style-name="T14"/></text:p>
      <text:p text:style-name="P12"><text:span text:style-name="T8"/></text:p>
      <text:p text:style-name="P10"><text:span text:style-name="T8"/></text:p>
      <text:list xml:id="list181809898319955" text:continue-list="list3844859851" text:style-name="L2">
        <text:list-item>
          <text:list>
            <text:list-header>
              <text:p text:style-name="P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9T13:53:40.193741837</meta:creation-date>
    <meta:generator>LibreOffice/6.0.3.2$Linux_X86_64 LibreOffice_project/00m0$Build-2</meta:generator>
    <dc:date>2018-09-19T18:13:43.053370927</dc:date>
    <meta:editing-duration>PT16M4S</meta:editing-duration>
    <meta:editing-cycles>5</meta:editing-cycles>
    <meta:document-statistic meta:table-count="0" meta:image-count="0" meta:object-count="0" meta:page-count="3" meta:paragraph-count="69" meta:word-count="1279" meta:character-count="7679" meta:non-whitespace-character-count="6497"/>
  </office:meta>
</office:document-meta>
</file>